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tillium Web" svg:font-family="'Titillium Web', sans-serif"/>
  </office:font-face-decls>
  <office:automatic-styles>
    <style:style style:name="Data-dictionary" style:family="table">
      <style:table-properties style:width="6.9271in" fo:margin-left="0in" table:align="left"/>
    </style:style>
    <style:style style:name="Data-dictionary.A" style:family="table-column">
      <style:table-column-properties style:column-width="1.75in"/>
    </style:style>
    <style:style style:name="Data-dictionary.B" style:family="table-column">
      <style:table-column-properties style:column-width="2.25in"/>
    </style:style>
    <style:style style:name="Data-dictionary.C" style:family="table-column">
      <style:table-column-properties style:column-width="0.875in"/>
    </style:style>
    <style:style style:name="Data-dictionary.D" style:family="table-column">
      <style:table-column-properties style:column-width="0.5625in"/>
    </style:style>
    <style:style style:name="Data-dictionary.E" style:family="table-column">
      <style:table-column-properties style:column-width="0.4375in"/>
    </style:style>
    <style:style style:name="Data-dictionary.F" style:family="table-column">
      <style:table-column-properties style:column-width="1.0521in"/>
    </style:style>
    <style:style style:name="Data-dictionary.A1" style:family="table-cell">
      <style:table-cell-properties style:writing-mode="page"/>
    </style:style>
    <style:style style:name="Data-dictionary.2" style:family="table-row">
      <style:table-row-properties style:min-row-height="0.3271in"/>
    </style:style>
    <style:style style:name="Data-dictionary.9" style:family="table-row">
      <style:table-row-properties style:min-row-height="0.3215in"/>
    </style:style>
    <style:style style:name="Data-dictionary.12" style:family="table-row">
      <style:table-row-properties style:min-row-height="0.3542in"/>
    </style:style>
    <style:style style:name="Data-dictionary.17" style:family="table-row">
      <style:table-row-properties style:min-row-height="0.3194in"/>
    </style:style>
    <style:style style:name="Data-dictionary.22" style:family="table-row">
      <style:table-row-properties style:min-row-height="0.3125in"/>
    </style:style>
    <style:style style:name="Data-dictionary.26" style:family="table-row">
      <style:table-row-properties style:min-row-height="0.3389in"/>
    </style:style>
    <style:style style:name="Data-dictionary.32" style:family="table-row">
      <style:table-row-properties style:min-row-height="0.3319in"/>
    </style:style>
    <style:style style:name="Data-dictionary.39" style:family="table-row">
      <style:table-row-properties style:min-row-height="0.3153in"/>
    </style:style>
    <style:style style:name="Data-dictionary.45" style:family="table-row">
      <style:table-row-properties style:min-row-height="0.3611in"/>
    </style:style>
    <style:style style:name="P1" style:family="paragraph" style:parent-style-name="Standard">
      <style:text-properties fo:font-variant="normal" fo:text-transform="none" fo:color="#484646" loext:opacity="100%" style:text-line-through-style="none" style:text-line-through-type="none" style:font-name="Titillium Web" fo:font-size="14pt" fo:font-style="normal" style:text-underline-style="none" fo:font-weight="bold" officeooo:paragraph-rsid="0016caec" style:text-blinking="false" fo:background-color="transparent"/>
    </style:style>
    <style:style style:name="P2" style:family="paragraph" style:parent-style-name="Standard">
      <style:text-properties fo:font-variant="normal" fo:text-transform="none" fo:color="#212529" loext:opacity="100%" style:text-line-through-style="none" style:text-line-through-type="none" style:font-name="Titillium Web" fo:font-size="12pt" fo:font-style="normal" style:text-underline-style="none" fo:font-weight="bold" officeooo:rsid="000313a3" officeooo:paragraph-rsid="0016caec" style:text-blinking="false" fo:background-color="transparent" style:font-size-asian="12pt" style:font-size-complex="12pt"/>
    </style:style>
    <style:style style:name="P3" style:family="paragraph" style:parent-style-name="Standard">
      <style:text-properties fo:font-variant="normal" fo:text-transform="none" fo:color="#212529" loext:opacity="100%" style:text-line-through-style="none" style:text-line-through-type="none" style:font-name="Titillium Web" fo:font-size="12pt" fo:font-style="normal" style:text-underline-style="none" fo:font-weight="bold" officeooo:rsid="000313a3" officeooo:paragraph-rsid="000c3058" style:text-blinking="false" fo:background-color="transparent" style:font-size-asian="12pt" style:font-size-complex="12pt"/>
    </style:style>
    <style:style style:name="P4" style:family="paragraph" style:parent-style-name="Standard">
      <style:text-properties fo:font-variant="normal" fo:text-transform="none" fo:color="#212529" loext:opacity="100%" style:text-line-through-style="none" style:text-line-through-type="none" style:font-name="Titillium Web" fo:font-size="12pt" fo:font-style="normal" style:text-underline-style="none" fo:font-weight="bold" officeooo:paragraph-rsid="0016caec" style:text-blinking="false" fo:background-color="transparent" style:font-size-asian="12pt" style:font-size-complex="12pt"/>
    </style:style>
    <style:style style:name="P5" style:family="paragraph" style:parent-style-name="Standard">
      <style:text-properties fo:font-variant="normal" fo:text-transform="none" fo:color="#212529" loext:opacity="100%" style:text-line-through-style="none" style:text-line-through-type="none" style:font-name="Titillium Web" fo:font-size="12pt" fo:language="fr" fo:country="FR" fo:font-style="normal" style:text-underline-style="none" fo:font-weight="bold" officeooo:rsid="000c3058" officeooo:paragraph-rsid="000c3058" style:text-blinking="false" fo:background-color="transparent" style:font-size-asian="12pt" style:font-size-complex="12pt"/>
    </style:style>
    <style:style style:name="P6" style:family="paragraph" style:parent-style-name="Table_20_Contents">
      <style:text-properties style:font-name="Titillium Web" fo:font-size="14pt"/>
    </style:style>
    <style:style style:name="P7" style:family="paragraph" style:parent-style-name="Table_20_Contents">
      <style:text-properties style:font-name="Titillium Web" fo:font-size="14pt" officeooo:rsid="001bae9d" officeooo:paragraph-rsid="001bae9d"/>
    </style:style>
    <style:style style:name="P8" style:family="paragraph" style:parent-style-name="Table_20_Contents">
      <style:text-properties style:font-name="Titillium Web" fo:font-size="12pt" officeooo:rsid="0017fe30" officeooo:paragraph-rsid="0017fe30" style:font-size-asian="12pt" style:font-size-complex="12pt"/>
    </style:style>
    <style:style style:name="P9" style:family="paragraph" style:parent-style-name="Table_20_Contents">
      <style:text-properties style:font-name="Titillium Web" fo:font-size="12pt" style:font-size-asian="12pt" style:font-size-complex="12pt"/>
    </style:style>
    <style:style style:name="P10" style:family="paragraph" style:parent-style-name="Table_20_Contents">
      <style:text-properties style:font-name="Titillium Web" fo:font-size="12pt" officeooo:paragraph-rsid="0019803c" style:font-size-asian="12pt" style:font-size-complex="12pt"/>
    </style:style>
    <style:style style:name="P11" style:family="paragraph" style:parent-style-name="Table_20_Contents">
      <style:text-properties style:font-name="Titillium Web" fo:font-size="12pt" officeooo:rsid="0019803c" officeooo:paragraph-rsid="0019803c" style:font-size-asian="12pt" style:font-size-complex="12pt"/>
    </style:style>
    <style:style style:name="P12" style:family="paragraph" style:parent-style-name="Table_20_Contents">
      <style:text-properties style:font-name="Titillium Web" fo:font-size="12pt" officeooo:paragraph-rsid="001a1abe" style:font-size-asian="12pt" style:font-size-complex="12pt"/>
    </style:style>
    <style:style style:name="P13" style:family="paragraph" style:parent-style-name="Table_20_Contents">
      <style:text-properties style:font-name="Titillium Web" fo:font-size="12pt" officeooo:rsid="001a1abe" officeooo:paragraph-rsid="001a1abe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tillium Web" fo:font-size="12pt" officeooo:rsid="001a1abe" officeooo:paragraph-rsid="001a1abe" style:font-size-asian="12pt" style:font-size-complex="12pt"/>
    </style:style>
    <style:style style:name="P15" style:family="paragraph" style:parent-style-name="Table_20_Contents">
      <style:text-properties style:font-name="Titillium Web" fo:font-size="12pt" officeooo:rsid="001b7be6" officeooo:paragraph-rsid="001b7be6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tillium Web" fo:font-size="12pt" officeooo:rsid="001bae9d" officeooo:paragraph-rsid="001bae9d" style:font-size-asian="12pt" style:font-size-complex="12pt"/>
    </style:style>
    <style:style style:name="P17" style:family="paragraph" style:parent-style-name="Table_20_Contents">
      <style:text-properties style:font-name="Titillium Web" fo:font-size="12pt" officeooo:rsid="001bae9d" officeooo:paragraph-rsid="001bae9d" style:font-size-asian="12pt" style:font-size-complex="12pt"/>
    </style:style>
    <style:style style:name="P18" style:family="paragraph" style:parent-style-name="Table_20_Contents">
      <style:text-properties style:font-name="Titillium Web" fo:font-size="12pt" officeooo:rsid="001bae9d" officeooo:paragraph-rsid="001d76a4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tillium Web" fo:font-size="12pt" officeooo:paragraph-rsid="001a1abe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tillium Web" fo:font-size="12pt" style:font-size-asian="12pt" style:font-size-complex="12pt"/>
    </style:style>
    <style:style style:name="P21" style:family="paragraph" style:parent-style-name="Table_20_Contents">
      <style:text-properties style:font-name="Titillium Web" fo:font-size="12pt" officeooo:rsid="001c70e1" officeooo:paragraph-rsid="001c70e1" style:font-size-asian="12pt" style:font-size-complex="12pt"/>
    </style:style>
    <style:style style:name="P22" style:family="paragraph" style:parent-style-name="Table_20_Contents">
      <style:text-properties style:font-name="Titillium Web" fo:font-size="12pt" officeooo:rsid="001d76a4" officeooo:paragraph-rsid="001d76a4" style:font-size-asian="12pt" style:font-size-complex="12pt"/>
    </style:style>
    <style:style style:name="P23" style:family="paragraph" style:parent-style-name="Table_20_Contents">
      <style:text-properties style:font-name="Titillium Web" fo:font-size="12pt" officeooo:rsid="001e41a4" officeooo:paragraph-rsid="001e41a4" style:font-size-asian="12pt" style:font-size-complex="12pt"/>
    </style:style>
    <style:style style:name="P24" style:family="paragraph" style:parent-style-name="Table_20_Contents">
      <style:text-properties style:font-name="Titillium Web" fo:font-size="12pt" officeooo:rsid="001e41a4" officeooo:paragraph-rsid="001edc4d" style:font-size-asian="12pt" style:font-size-complex="12pt"/>
    </style:style>
    <style:style style:name="P25" style:family="paragraph" style:parent-style-name="Table_20_Contents">
      <style:text-properties style:font-name="Titillium Web" fo:font-size="12pt" officeooo:rsid="001e41a4" officeooo:paragraph-rsid="001fbd86" style:font-size-asian="12pt" style:font-size-complex="12pt"/>
    </style:style>
    <style:style style:name="P26" style:family="paragraph" style:parent-style-name="Table_20_Contents">
      <style:text-properties style:font-name="Titillium Web" fo:font-size="12pt" officeooo:rsid="001edc4d" officeooo:paragraph-rsid="001edc4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tillium Web" fo:font-size="12pt" officeooo:rsid="001edc4d" officeooo:paragraph-rsid="001edc4d" style:font-size-asian="12pt" style:font-size-complex="12pt"/>
    </style:style>
    <style:style style:name="P28" style:family="paragraph" style:parent-style-name="Table_20_Contents">
      <style:text-properties style:font-name="Titillium Web" fo:font-size="12pt" officeooo:rsid="001fbd86" officeooo:paragraph-rsid="001fbd86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tillium Web" fo:font-size="12pt" fo:language="fr" fo:country="FR" fo:font-weight="normal" officeooo:paragraph-rsid="0017fe30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fo:font-variant="normal" fo:text-transform="none" fo:color="#212529" loext:opacity="100%" style:text-line-through-style="none" style:text-line-through-type="none" style:font-name="Titillium Web" fo:font-size="12pt" fo:font-style="normal" style:text-underline-style="none" fo:font-weight="bold" officeooo:paragraph-rsid="000313a3" style:text-blinking="false" fo:background-color="transparent" style:font-size-asian="12pt" style:font-size-complex="12pt"/>
    </style:style>
    <style:style style:name="P31" style:family="paragraph" style:parent-style-name="Table_20_Contents">
      <style:text-properties fo:font-size="12pt" officeooo:paragraph-rsid="001b7be6" style:font-size-asian="12pt" style:font-size-complex="12pt"/>
    </style:style>
    <style:style style:name="P32" style:family="paragraph" style:parent-style-name="Table_20_Contents">
      <style:text-properties fo:font-size="12pt" officeooo:paragraph-rsid="001c70e1" style:font-size-asian="12pt" style:font-size-complex="12pt"/>
    </style:style>
    <style:style style:name="P33" style:family="paragraph" style:parent-style-name="Table_20_Contents">
      <style:text-properties fo:font-size="12pt" officeooo:paragraph-rsid="001d76a4" style:font-size-asian="12pt" style:font-size-complex="12pt"/>
    </style:style>
    <style:style style:name="P34" style:family="paragraph" style:parent-style-name="Table_20_Contents">
      <style:text-properties fo:font-size="12pt" officeooo:paragraph-rsid="001e41a4" style:font-size-asian="12pt" style:font-size-complex="12pt"/>
    </style:style>
    <style:style style:name="P35" style:family="paragraph" style:parent-style-name="Table_20_Contents">
      <style:text-properties officeooo:paragraph-rsid="0019803c"/>
    </style:style>
    <style:style style:name="P36" style:family="paragraph" style:parent-style-name="Table_20_Contents">
      <style:text-properties officeooo:paragraph-rsid="001bae9d"/>
    </style:style>
    <style:style style:name="T1" style:family="text">
      <style:text-properties officeooo:rsid="0017fe30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7fe30"/>
    </style:style>
    <style:style style:name="T4" style:family="text">
      <style:text-properties fo:language="fr" fo:country="FR" officeooo:rsid="0019803c"/>
    </style:style>
    <style:style style:name="T5" style:family="text">
      <style:text-properties fo:language="fr" fo:country="FR" officeooo:rsid="001d76a4"/>
    </style:style>
    <style:style style:name="T6" style:family="text">
      <style:text-properties fo:language="fr" fo:country="FR" officeooo:rsid="001bae9d"/>
    </style:style>
    <style:style style:name="T7" style:family="text">
      <style:text-properties fo:language="fr" fo:country="FR" officeooo:rsid="001edc4d"/>
    </style:style>
    <style:style style:name="T8" style:family="text">
      <style:text-properties fo:language="fr" fo:country="FR" officeooo:rsid="001fbd86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d76a4" style:font-size-asian="12pt" style:font-size-complex="12pt"/>
    </style:style>
    <style:style style:name="T11" style:family="text">
      <style:text-properties style:font-name="Titillium Web" fo:font-size="14pt" officeooo:rsid="001d76a4" style:font-size-asian="14pt" style:font-size-complex="14pt"/>
    </style:style>
    <style:style style:name="T12" style:family="text">
      <style:text-properties style:font-name="Titillium Web" fo:font-size="12pt" officeooo:rsid="001bae9d" style:font-size-asian="12pt" style:font-size-complex="12pt"/>
    </style:style>
    <style:style style:name="T13" style:family="text">
      <style:text-properties style:font-name="Titillium Web" fo:font-size="12pt" fo:language="fr" fo:country="FR" officeooo:rsid="0017fe30" style:font-size-asian="12pt" style:font-size-complex="12pt"/>
    </style:style>
    <style:style style:name="T14" style:family="text">
      <style:text-properties style:font-name="Titillium Web" fo:language="fr" fo:country="FR" officeooo:rsid="0017fe30"/>
    </style:style>
    <style:style style:name="T15" style:family="text">
      <style:text-properties style:font-name="Titillium Web" fo:language="fr" fo:country="FR" officeooo:rsid="0019803c"/>
    </style:style>
    <style:style style:name="T16" style:family="text">
      <style:text-properties style:font-name="Titillium Web" officeooo:rsid="001b7be6"/>
    </style:style>
    <style:style style:name="T17" style:family="text">
      <style:text-properties style:font-name="Titillium Web" officeooo:rsid="001bae9d"/>
    </style:style>
    <style:style style:name="T18" style:family="text">
      <style:text-properties style:font-name="Titillium Web" officeooo:rsid="001c70e1"/>
    </style:style>
    <style:style style:name="T19" style:family="text">
      <style:text-properties style:font-name="Titillium Web" officeooo:rsid="001d76a4"/>
    </style:style>
    <style:style style:name="T20" style:family="text">
      <style:text-properties style:font-name="Titillium Web" officeooo:rsid="001e41a4"/>
    </style:style>
    <style:style style:name="T21" style:family="text">
      <style:text-properties officeooo:rsid="0019803c"/>
    </style:style>
    <style:style style:name="T22" style:family="text">
      <style:text-properties officeooo:rsid="001bae9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1d76a4" style:font-size-asian="14pt" style:font-size-complex="14pt"/>
    </style:style>
    <style:style style:name="T25" style:family="text">
      <style:text-properties fo:font-size="14pt" fo:language="fr" fo:country="FR" officeooo:rsid="001edc4d" style:font-size-asian="14pt" style:font-size-complex="14pt"/>
    </style:style>
    <style:style style:name="T26" style:family="text">
      <style:text-properties officeooo:rsid="001c70e1"/>
    </style:style>
    <style:style style:name="T27" style:family="text">
      <style:text-properties officeooo:rsid="001d76a4"/>
    </style:style>
    <style:style style:name="T28" style:family="text">
      <style:text-properties style:font-size-asian="14pt" style:font-size-complex="14pt"/>
    </style:style>
    <style:style style:name="T29" style:family="text">
      <style:text-properties officeooo:rsid="001fbd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111b625-7fff-1bfe-ad2d-6ed2906d5708"/>Le dictionnaire des données</text:p>
      <text:p text:style-name="P1"/>
      <table:table table:name="Data-dictionary" table:style-name="Data-dictionary">
        <table:table-column table:style-name="Data-dictionary.A"/>
        <table:table-column table:style-name="Data-dictionary.B"/>
        <table:table-column table:style-name="Data-dictionary.C"/>
        <table:table-column table:style-name="Data-dictionary.D"/>
        <table:table-column table:style-name="Data-dictionary.E"/>
        <table:table-column table:style-name="Data-dictionary.F"/>
        <table:table-row>
          <table:table-cell table:style-name="Data-dictionary.A1" office:value-type="string">
            <text:p text:style-name="P2"><text:bookmark text:name="docs-internal-guid-4e6bed80-7fff-a360-58e7-cc639b0cda19"/>Code <text:span text:style-name="T2">mnémonique</text:span></text:p>
            <text:p text:style-name="P2"/>
          </table:table-cell>
          <table:table-cell table:style-name="Data-dictionary.A1" office:value-type="string">
            <text:p text:style-name="P4">Description</text:p>
          </table:table-cell>
          <table:table-cell table:style-name="Data-dictionary.A1" office:value-type="string">
            <text:p text:style-name="P2"><text:bookmark text:name="docs-internal-guid-ecf83181-7fff-3231-1ad0-edd874d5a1ce"/>Type</text:p>
          </table:table-cell>
          <table:table-cell table:style-name="Data-dictionary.A1" office:value-type="string">
            <text:p text:style-name="P30"><text:bookmark text:name="docs-internal-guid-fd4fbdbf-7fff-6fa7-ba5c-5dfd33b174aa1"/>Taille</text:p>
          </table:table-cell>
          <table:table-cell table:style-name="Data-dictionary.A1" office:value-type="string">
            <text:p text:style-name="P5">clé</text:p>
          </table:table-cell>
          <table:table-cell table:style-name="Data-dictionary.A1" office:value-type="string">
            <text:p text:style-name="P3"><text:bookmark text:name="docs-internal-guid-31777d39-7fff-caa8-7a72-bb0b416f5eda1"/>Remarque</text:p>
            <text:p text:style-name="P3"/>
          </table:table-cell>
        </table:table-row>
        <table:table-row table:style-name="Data-dictionary.2">
          <table:table-cell table:style-name="Data-dictionary.A1" table:number-columns-spanned="6" office:value-type="string">
            <text:p text:style-name="P29"><text:span text:style-name="T1">U</text:span>tilisateu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-dictionary.A1" office:value-type="string">
            <text:p text:style-name="P8">id_<text:span text:style-name="T2">utilisateur</text:span></text:p>
          </table:table-cell>
          <table:table-cell table:style-name="Data-dictionary.A1" office:value-type="string">
            <text:p text:style-name="P9"><text:span text:style-name="T2">Identifiant</text:span> unique de <text:span text:style-name="T2">l'utilisateur.</text:span> </text:p>
          </table:table-cell>
          <table:table-cell table:style-name="Data-dictionary.A1" office:value-type="string">
            <text:p text:style-name="P9">INT </text:p>
          </table:table-cell>
          <table:table-cell table:style-name="Data-dictionary.A1" office:value-type="string">
            <text:p text:style-name="P8"/>
          </table:table-cell>
          <table:table-cell table:style-name="Data-dictionary.A1" office:value-type="string">
            <text:p text:style-name="P8">PK</text:p>
          </table:table-cell>
          <table:table-cell table:style-name="Data-dictionary.A1" office:value-type="string">
            <text:p text:style-name="P12"><text:span text:style-name="T2">Auto-incrémenté.</text:span></text:p>
          </table:table-cell>
        </table:table-row>
        <table:table-row>
          <table:table-cell table:style-name="Data-dictionary.A1" office:value-type="string">
            <text:p text:style-name="P35"><text:span text:style-name="T13">utilisateur_</text:span><text:span text:style-name="T14">prén</text:span><text:span text:style-name="T15">o</text:span><text:span text:style-name="T14">m</text:span></text:p>
          </table:table-cell>
          <table:table-cell table:style-name="Data-dictionary.A1" office:value-type="string">
            <text:p text:style-name="P9">Prénom de l'utilisateur.</text:p>
          </table:table-cell>
          <table:table-cell table:style-name="Data-dictionary.A1" office:value-type="string">
            <text:p text:style-name="P9">VARCHAR</text:p>
          </table:table-cell>
          <table:table-cell table:style-name="Data-dictionary.A1" office:value-type="string">
            <text:p text:style-name="P8">50</text:p>
            <text:p text:style-name="P8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10"><text:span text:style-name="T3">utilisateur_</text:span><text:span text:style-name="T4">nom</text:span></text:p>
          </table:table-cell>
          <table:table-cell table:style-name="Data-dictionary.A1" office:value-type="string">
            <text:p text:style-name="P10"><text:span text:style-name="T21">N</text:span>om de l'utilisateur.</text:p>
          </table:table-cell>
          <table:table-cell table:style-name="Data-dictionary.A1" office:value-type="string">
            <text:p text:style-name="P11">VARCHAR</text:p>
          </table:table-cell>
          <table:table-cell table:style-name="Data-dictionary.A1" office:value-type="string">
            <text:p text:style-name="P11">50</text:p>
            <text:p text:style-name="P11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11">utilisateur_email</text:p>
          </table:table-cell>
          <table:table-cell table:style-name="Data-dictionary.A1" office:value-type="string">
            <text:p text:style-name="P11">Adresse email unique de l’utilisateur</text:p>
          </table:table-cell>
          <table:table-cell table:style-name="Data-dictionary.A1" office:value-type="string">
            <text:p text:style-name="P11">VARCHAR</text:p>
          </table:table-cell>
          <table:table-cell table:style-name="Data-dictionary.A1" office:value-type="string">
            <text:p text:style-name="P11">100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6"/>
          </table:table-cell>
        </table:table-row>
        <table:table-row>
          <table:table-cell table:style-name="Data-dictionary.A1" office:value-type="string">
            <text:p text:style-name="P11">Utilisateur_genre</text:p>
          </table:table-cell>
          <table:table-cell table:style-name="Data-dictionary.A1" office:value-type="string">
            <text:p text:style-name="P11">Genre de l’utilisateur</text:p>
          </table:table-cell>
          <table:table-cell table:style-name="Data-dictionary.A1" office:value-type="string">
            <text:p text:style-name="P11">VARCHAR</text:p>
          </table:table-cell>
          <table:table-cell table:style-name="Data-dictionary.A1" office:value-type="string">
            <text:p text:style-name="P11">10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1">Ex: M,F, Autres</text:p>
          </table:table-cell>
        </table:table-row>
        <table:table-row>
          <table:table-cell table:style-name="Data-dictionary.A1" office:value-type="string">
            <text:p text:style-name="P11"><text:span text:style-name="T22">id_</text:span>role</text:p>
          </table:table-cell>
          <table:table-cell table:style-name="Data-dictionary.A1" office:value-type="string">
            <text:p text:style-name="P9">Identifiant du rôle de l'utilisateur</text:p>
          </table:table-cell>
          <table:table-cell table:style-name="Data-dictionary.A1" office:value-type="string">
            <text:p text:style-name="P11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1">FK</text:p>
          </table:table-cell>
          <table:table-cell table:style-name="Data-dictionary.A1" office:value-type="string">
            <text:p text:style-name="P11">Lien ves la table roles</text:p>
          </table:table-cell>
        </table:table-row>
        <table:table-row table:style-name="Data-dictionary.9">
          <table:table-cell table:style-name="Data-dictionary.A1" table:number-columns-spanned="6" office:value-type="string">
            <text:p text:style-name="P19"><text:span text:style-name="T21">R</text:span>ô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-dictionary.A1" office:value-type="string">
            <text:p text:style-name="P13">id_role</text:p>
          </table:table-cell>
          <table:table-cell table:style-name="Data-dictionary.A1" office:value-type="string">
            <text:p text:style-name="P9">Identifiant unique du rôle</text:p>
          </table:table-cell>
          <table:table-cell table:style-name="Data-dictionary.A1" office:value-type="string">
            <text:p text:style-name="P13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3">PK</text:p>
          </table:table-cell>
          <table:table-cell table:style-name="Data-dictionary.A1" office:value-type="string">
            <text:p text:style-name="P12"><text:span text:style-name="T2">Auto-incrémenté.</text:span></text:p>
          </table:table-cell>
        </table:table-row>
        <table:table-row>
          <table:table-cell table:style-name="Data-dictionary.A1" office:value-type="string">
            <text:p text:style-name="P13">role_nom</text:p>
          </table:table-cell>
          <table:table-cell table:style-name="Data-dictionary.A1" office:value-type="string">
            <text:p text:style-name="P9">Nom du rôle</text:p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2"/>
          </table:table-cell>
        </table:table-row>
        <table:table-row table:style-name="Data-dictionary.12">
          <table:table-cell table:style-name="Data-dictionary.A1" table:number-columns-spanned="6" office:value-type="string">
            <text:p text:style-name="P14">Cohor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-dictionary.A1" office:value-type="string">
            <text:p text:style-name="P15">id_cohorte</text:p>
          </table:table-cell>
          <table:table-cell table:style-name="Data-dictionary.A1" office:value-type="string">
            <text:p text:style-name="P15">Identifiant unique de la formation </text:p>
          </table:table-cell>
          <table:table-cell table:style-name="Data-dictionary.A1" office:value-type="string">
            <text:p text:style-name="P15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3">PK</text:p>
          </table:table-cell>
          <table:table-cell table:style-name="Data-dictionary.A1" office:value-type="string">
            <text:p text:style-name="P12"><text:span text:style-name="T2">Auto-incrémenté.</text:span></text:p>
          </table:table-cell>
        </table:table-row>
        <table:table-row>
          <table:table-cell table:style-name="Data-dictionary.A1" office:value-type="string">
            <text:p text:style-name="P15">cohorte_nom</text:p>
          </table:table-cell>
          <table:table-cell table:style-name="Data-dictionary.A1" office:value-type="string">
            <text:p text:style-name="P15">Nom de la cohorte </text:p>
            <text:p text:style-name="P15"/>
          </table:table-cell>
          <table:table-cell table:style-name="Data-dictionary.A1" office:value-type="string">
            <text:p text:style-name="P15">VARCHAR</text:p>
          </table:table-cell>
          <table:table-cell table:style-name="Data-dictionary.A1" office:value-type="string">
            <text:p text:style-name="P15">50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6"/>
          </table:table-cell>
        </table:table-row>
        <table:table-row>
          <table:table-cell table:style-name="Data-dictionary.A1" office:value-type="string">
            <text:p text:style-name="P15">cohorte_date_debut</text:p>
          </table:table-cell>
          <table:table-cell table:style-name="Data-dictionary.A1" office:value-type="string">
            <text:p text:style-name="P31"><text:span text:style-name="T16">Date de début de la cohorte.</text:span></text:p>
          </table:table-cell>
          <table:table-cell table:style-name="Data-dictionary.A1" office:value-type="string">
            <text:p text:style-name="P15">DATE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7">Format AAAA-JJ-MM</text:p>
          </table:table-cell>
        </table:table-row>
        <table:table-row>
          <table:table-cell table:style-name="Data-dictionary.A1" office:value-type="string">
            <text:p text:style-name="P15">cohorte_date_fin</text:p>
          </table:table-cell>
          <table:table-cell table:style-name="Data-dictionary.A1" office:value-type="string">
            <text:p text:style-name="P15">Date de fin de la cohorte</text:p>
          </table:table-cell>
          <table:table-cell table:style-name="Data-dictionary.A1" office:value-type="string">
            <text:p text:style-name="P15">DATE</text:p>
            <text:p text:style-name="P15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7">Format AAAA-JJ-MM</text:p>
          </table:table-cell>
        </table:table-row>
        <table:table-row table:style-name="Data-dictionary.17">
          <table:table-cell table:style-name="Data-dictionary.A1" table:number-columns-spanned="6" office:value-type="string">
            <text:p text:style-name="P16">Form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-dictionary.A1" office:value-type="string">
            <text:p text:style-name="P17">id_formation</text:p>
          </table:table-cell>
          <table:table-cell table:style-name="Data-dictionary.A1" office:value-type="string">
            <text:p text:style-name="P17">Identifiant unique de la formation</text:p>
          </table:table-cell>
          <table:table-cell table:style-name="Data-dictionary.A1" office:value-type="string">
            <text:p text:style-name="P17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3">PK</text:p>
          </table:table-cell>
          <table:table-cell table:style-name="Data-dictionary.A1" office:value-type="string">
            <text:p text:style-name="P12"><text:span text:style-name="T2">Auto-incrémenté.</text:span></text:p>
          </table:table-cell>
        </table:table-row>
        <table:table-row>
          <table:table-cell table:style-name="Data-dictionary.A1" office:value-type="string">
            <text:p text:style-name="P17">formation_titre</text:p>
          </table:table-cell>
          <table:table-cell table:style-name="Data-dictionary.A1" office:value-type="string">
            <text:p text:style-name="P17">Titre de la formation</text:p>
          </table:table-cell>
          <table:table-cell table:style-name="Data-dictionary.A1" office:value-type="string">
            <text:p text:style-name="P17">VARCHAR</text:p>
          </table:table-cell>
          <table:table-cell table:style-name="Data-dictionary.A1" office:value-type="string">
            <text:p text:style-name="P17">100</text:p>
            <text:p text:style-name="P17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17">formation_description</text:p>
          </table:table-cell>
          <table:table-cell table:style-name="Data-dictionary.A1" office:value-type="string">
            <text:p text:style-name="P17">Description de la formation</text:p>
          </table:table-cell>
          <table:table-cell table:style-name="Data-dictionary.A1" office:value-type="string">
            <text:p text:style-name="P17">TEX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17">id_cohorte</text:p>
          </table:table-cell>
          <table:table-cell table:style-name="Data-dictionary.A1" office:value-type="string">
            <text:p text:style-name="P36"><text:span text:style-name="T12">Identifiant de la cohorte </text:span><text:span text:style-name="T17">à laquelle appartient la formation</text:span><text:span text:style-name="T12"> </text:span></text:p>
          </table:table-cell>
          <table:table-cell table:style-name="Data-dictionary.A1" office:value-type="string">
            <text:p text:style-name="P17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7">FK</text:p>
          </table:table-cell>
          <table:table-cell table:style-name="Data-dictionary.A1" office:value-type="string">
            <text:p text:style-name="P7"><text:span text:style-name="T9">Référence à </text:span><text:span text:style-name="Source_20_Text"><text:span text:style-name="T9">cohortes</text:span></text:span></text:p>
          </table:table-cell>
        </table:table-row>
        <table:table-row table:style-name="Data-dictionary.22">
          <table:table-cell table:style-name="Data-dictionary.A1" table:number-columns-spanned="6" office:value-type="string">
            <text:p text:style-name="P20"><text:span text:style-name="T26">S</text:span>al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-dictionary.A1" office:value-type="string">
            <text:p text:style-name="P21">id_salle</text:p>
          </table:table-cell>
          <table:table-cell table:style-name="Data-dictionary.A1" office:value-type="string">
            <text:p text:style-name="P21">Identifiant unique de la salle </text:p>
          </table:table-cell>
          <table:table-cell table:style-name="Data-dictionary.A1" office:value-type="string">
            <text:p text:style-name="P17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3">PK</text:p>
          </table:table-cell>
          <table:table-cell table:style-name="Data-dictionary.A1" office:value-type="string">
            <text:p text:style-name="P12"><text:span text:style-name="T2">Auto-incrémenté.</text:span></text:p>
          </table:table-cell>
        </table:table-row>
        <text:soft-page-break/>
        <table:table-row>
          <table:table-cell table:style-name="Data-dictionary.A1" office:value-type="string">
            <text:p text:style-name="P21">salle_nom</text:p>
          </table:table-cell>
          <table:table-cell table:style-name="Data-dictionary.A1" office:value-type="string">
            <text:p text:style-name="P21">Nom de la salle</text:p>
          </table:table-cell>
          <table:table-cell table:style-name="Data-dictionary.A1" office:value-type="string">
            <text:p text:style-name="P21">VARCHAR</text:p>
          </table:table-cell>
          <table:table-cell table:style-name="Data-dictionary.A1" office:value-type="string">
            <text:p text:style-name="P21">50</text:p>
            <text:p text:style-name="P21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21">salle_localisation</text:p>
          </table:table-cell>
          <table:table-cell table:style-name="Data-dictionary.A1" office:value-type="string">
            <text:p text:style-name="P32"><text:span text:style-name="T18">Ville </text:span><text:span text:style-name="T23">où la salle est située.</text:span></text:p>
          </table:table-cell>
          <table:table-cell table:style-name="Data-dictionary.A1" office:value-type="string">
            <text:p text:style-name="P21">VARCHAR</text:p>
          </table:table-cell>
          <table:table-cell table:style-name="Data-dictionary.A1" office:value-type="string">
            <text:p text:style-name="P21">100</text:p>
            <text:p text:style-name="P21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 table:style-name="Data-dictionary.26">
          <table:table-cell table:style-name="Data-dictionary.A1" table:number-columns-spanned="6" office:value-type="string">
            <text:p text:style-name="P20"><text:span text:style-name="T26">S</text:span>ess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-dictionary.A1" office:value-type="string">
            <text:p text:style-name="P21">id_session</text:p>
          </table:table-cell>
          <table:table-cell table:style-name="Data-dictionary.A1" office:value-type="string">
            <text:p text:style-name="P21">Identifiant unique de la session</text:p>
          </table:table-cell>
          <table:table-cell table:style-name="Data-dictionary.A1" office:value-type="string">
            <text:p text:style-name="P17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3">PK</text:p>
          </table:table-cell>
          <table:table-cell table:style-name="Data-dictionary.A1" office:value-type="string">
            <text:p text:style-name="P12"><text:span text:style-name="T2">Auto-incrémenté.</text:span></text:p>
          </table:table-cell>
        </table:table-row>
        <table:table-row>
          <table:table-cell table:style-name="Data-dictionary.A1" office:value-type="string">
            <text:p text:style-name="P21">id_formation</text:p>
          </table:table-cell>
          <table:table-cell table:style-name="Data-dictionary.A1" office:value-type="string">
            <text:p text:style-name="P21">Identifiant de la formation</text:p>
          </table:table-cell>
          <table:table-cell table:style-name="Data-dictionary.A1" office:value-type="string">
            <text:p text:style-name="P17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21">FK</text:p>
          </table:table-cell>
          <table:table-cell table:style-name="Data-dictionary.A1" office:value-type="string">
            <text:p text:style-name="P18"><text:span text:style-name="T2">Référence à </text:span><text:span text:style-name="T5">la formation</text:span></text:p>
          </table:table-cell>
        </table:table-row>
        <table:table-row>
          <table:table-cell table:style-name="Data-dictionary.A1" office:value-type="string">
            <text:p text:style-name="P22">Session_date_heure_debut</text:p>
          </table:table-cell>
          <table:table-cell table:style-name="Data-dictionary.A1" office:value-type="string">
            <text:p text:style-name="P33"><text:span text:style-name="T19">Date et heure de </text:span><text:span text:style-name="T23">début de la session.</text:span></text:p>
            <text:p text:style-name="P33"><text:span text:style-name="T23"/></text:p>
          </table:table-cell>
          <table:table-cell table:style-name="Data-dictionary.A1" office:value-type="string">
            <text:p text:style-name="P22">DATE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22">Session_date_heure_fin</text:p>
          </table:table-cell>
          <table:table-cell table:style-name="Data-dictionary.A1" office:value-type="string">
            <text:p text:style-name="P22">Date et heure de fin de la session</text:p>
            <text:p text:style-name="P22"/>
          </table:table-cell>
          <table:table-cell table:style-name="Data-dictionary.A1" office:value-type="string">
            <text:p text:style-name="P22">DATE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22">id_salle</text:p>
          </table:table-cell>
          <table:table-cell table:style-name="Data-dictionary.A1" office:value-type="string">
            <text:p text:style-name="P33"><text:span text:style-name="T19">Identifiant de la salle </text:span><text:span text:style-name="T23">où se déroule </text:span><text:span text:style-name="T24">la session</text:span><text:span text:style-name="T11"> </text:span></text:p>
          </table:table-cell>
          <table:table-cell table:style-name="Data-dictionary.A1" office:value-type="string">
            <text:p text:style-name="P22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22">FK</text:p>
          </table:table-cell>
          <table:table-cell table:style-name="Data-dictionary.A1" office:value-type="string">
            <text:p text:style-name="P18"><text:span text:style-name="T2">Référence à </text:span><text:span text:style-name="T5">la salle</text:span></text:p>
          </table:table-cell>
        </table:table-row>
        <table:table-row table:style-name="Data-dictionary.32">
          <table:table-cell table:style-name="Data-dictionary.A1" table:number-columns-spanned="6" office:value-type="string">
            <text:p text:style-name="P20"><text:span text:style-name="T27">P</text:span>resenc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-dictionary.A1" office:value-type="string">
            <text:p text:style-name="P22">id_presence</text:p>
          </table:table-cell>
          <table:table-cell table:style-name="Data-dictionary.A1" office:value-type="string">
            <text:p text:style-name="P33"><text:span text:style-name="T19">Identifiant unique de la </text:span><text:span text:style-name="T23">présence</text:span></text:p>
          </table:table-cell>
          <table:table-cell table:style-name="Data-dictionary.A1" office:value-type="string">
            <text:p text:style-name="P17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3">PK</text:p>
          </table:table-cell>
          <table:table-cell table:style-name="Data-dictionary.A1" office:value-type="string">
            <text:p text:style-name="P12"><text:span text:style-name="T2">Auto-incrémenté.</text:span></text:p>
          </table:table-cell>
        </table:table-row>
        <table:table-row>
          <table:table-cell table:style-name="Data-dictionary.A1" office:value-type="string">
            <text:p text:style-name="P22">id_utilisateur</text:p>
          </table:table-cell>
          <table:table-cell table:style-name="Data-dictionary.A1" office:value-type="string">
            <text:p text:style-name="P33"><text:span text:style-name="T19">Identifiant de l’utilisateur (apprenant) </text:span><text:span text:style-name="T23">présent </text:span><text:span text:style-name="T24">lors de la session</text:span></text:p>
            <text:p text:style-name="P33"><text:span text:style-name="T24"/></text:p>
          </table:table-cell>
          <table:table-cell table:style-name="Data-dictionary.A1" office:value-type="string">
            <text:p text:style-name="P22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22">FK</text:p>
          </table:table-cell>
          <table:table-cell table:style-name="Data-dictionary.A1" office:value-type="string">
            <text:p text:style-name="P23">R<text:span text:style-name="T6">éférence à </text:span><text:span text:style-name="T5">l’</text:span><text:span text:style-name="T2">utilisateur</text:span></text:p>
          </table:table-cell>
        </table:table-row>
        <table:table-row>
          <table:table-cell table:style-name="Data-dictionary.A1" office:value-type="string">
            <text:p text:style-name="P23">id_session</text:p>
          </table:table-cell>
          <table:table-cell table:style-name="Data-dictionary.A1" office:value-type="string">
            <text:p text:style-name="P34"><text:span text:style-name="T20">Identifiant de la session </text:span><text:span text:style-name="T23">concernée</text:span></text:p>
            <text:p text:style-name="P34"><text:span text:style-name="T23"/></text:p>
          </table:table-cell>
          <table:table-cell table:style-name="Data-dictionary.A1" office:value-type="string">
            <text:p text:style-name="P22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22">FK</text:p>
          </table:table-cell>
          <table:table-cell table:style-name="Data-dictionary.A1" office:value-type="string">
            <text:p text:style-name="P23">R<text:span text:style-name="T6">éférence à </text:span><text:span text:style-name="T5">l</text:span><text:span text:style-name="T2">a session</text:span></text:p>
          </table:table-cell>
        </table:table-row>
        <table:table-row>
          <table:table-cell table:style-name="Data-dictionary.A1" office:value-type="string">
            <text:p text:style-name="P23">presence_check_in</text:p>
          </table:table-cell>
          <table:table-cell table:style-name="Data-dictionary.A1" office:value-type="string">
            <text:p text:style-name="P23">Heure d’enregistrement(check-in) de l’utilisateur</text:p>
            <text:p text:style-name="P23"/>
          </table:table-cell>
          <table:table-cell table:style-name="Data-dictionary.A1" office:value-type="string">
            <text:p text:style-name="P23">DATETIME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23">presence_check_out</text:p>
          </table:table-cell>
          <table:table-cell table:style-name="Data-dictionary.A1" office:value-type="string">
            <text:p text:style-name="P34"><text:span text:style-name="T20">Heure </text:span><text:span text:style-name="T23">départ</text:span> <text:s/><text:span text:style-name="T20">(check-out) de l’utilisateur</text:span></text:p>
            <text:p text:style-name="P34"><text:span text:style-name="T20"/></text:p>
          </table:table-cell>
          <table:table-cell table:style-name="Data-dictionary.A1" office:value-type="string">
            <text:p text:style-name="P23">DATETIME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23">presence_etat_presence</text:p>
          </table:table-cell>
          <table:table-cell table:style-name="Data-dictionary.A1" office:value-type="string">
            <text:p text:style-name="P23">Status de la présence</text:p>
          </table:table-cell>
          <table:table-cell table:style-name="Data-dictionary.A1" office:value-type="string">
            <text:p text:style-name="P23">VARCHAR</text:p>
          </table:table-cell>
          <table:table-cell table:style-name="Data-dictionary.A1" office:value-type="string">
            <text:p text:style-name="P23">20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 table:style-name="Data-dictionary.39">
          <table:table-cell table:style-name="Data-dictionary.A1" table:number-columns-spanned="6" office:value-type="string">
            <text:p text:style-name="P27">Justific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-dictionary.A1" office:value-type="string">
            <text:p text:style-name="P26">id_justification</text:p>
          </table:table-cell>
          <table:table-cell table:style-name="Data-dictionary.A1" office:value-type="string">
            <text:p text:style-name="P26">Identifiant unique de la justification </text:p>
            <text:p text:style-name="P26"/>
          </table:table-cell>
          <table:table-cell table:style-name="Data-dictionary.A1" office:value-type="string">
            <text:p text:style-name="P17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13">PK</text:p>
          </table:table-cell>
          <table:table-cell table:style-name="Data-dictionary.A1" office:value-type="string">
            <text:p text:style-name="P12"><text:span text:style-name="T2">Auto-incrémenté.</text:span></text:p>
          </table:table-cell>
        </table:table-row>
        <table:table-row>
          <table:table-cell table:style-name="Data-dictionary.A1" office:value-type="string">
            <text:p text:style-name="P26">id_presence</text:p>
          </table:table-cell>
          <table:table-cell table:style-name="Data-dictionary.A1" office:value-type="string">
            <text:p text:style-name="P26">Identifiant <text:span text:style-name="T27">de la </text:span>présence concernée par la justification</text:p>
            <text:p text:style-name="P26"/>
          </table:table-cell>
          <table:table-cell table:style-name="Data-dictionary.A1" office:value-type="string">
            <text:p text:style-name="P26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26">FK</text:p>
          </table:table-cell>
          <table:table-cell table:style-name="Data-dictionary.A1" office:value-type="string">
            <text:p text:style-name="P24">R<text:span text:style-name="T6">éférence à </text:span><text:span text:style-name="T5">l</text:span><text:span text:style-name="T2">a </text:span><text:span text:style-name="T7">présence </text:span></text:p>
          </table:table-cell>
        </table:table-row>
        <text:soft-page-break/>
        <table:table-row>
          <table:table-cell table:style-name="Data-dictionary.A1" office:value-type="string">
            <text:p text:style-name="P26">justification_type</text:p>
          </table:table-cell>
          <table:table-cell table:style-name="Data-dictionary.A1" office:value-type="string">
            <text:p text:style-name="P26">Type de justification</text:p>
          </table:table-cell>
          <table:table-cell table:style-name="Data-dictionary.A1" office:value-type="string">
            <text:p text:style-name="P26">VARCHAR</text:p>
          </table:table-cell>
          <table:table-cell table:style-name="Data-dictionary.A1" office:value-type="string">
            <text:p text:style-name="P26">50</text:p>
            <text:p text:style-name="P26"/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9"/>
          </table:table-cell>
        </table:table-row>
        <table:table-row>
          <table:table-cell table:style-name="Data-dictionary.A1" office:value-type="string">
            <text:p text:style-name="P26">justification_document</text:p>
          </table:table-cell>
          <table:table-cell table:style-name="Data-dictionary.A1" office:value-type="string">
            <text:p text:style-name="P26">Lien ou nom du document justificatif</text:p>
            <text:p text:style-name="P26"/>
          </table:table-cell>
          <table:table-cell table:style-name="Data-dictionary.A1" office:value-type="string">
            <text:p text:style-name="P26">VARCHAR</text:p>
          </table:table-cell>
          <table:table-cell table:style-name="Data-dictionary.A1" office:value-type="string">
            <text:p text:style-name="P26">255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26">Fichier</text:p>
          </table:table-cell>
        </table:table-row>
        <table:table-row>
          <table:table-cell table:style-name="Data-dictionary.A1" office:value-type="string">
            <text:p text:style-name="P26">justification_etat</text:p>
          </table:table-cell>
          <table:table-cell table:style-name="Data-dictionary.A1" office:value-type="string">
            <text:p text:style-name="P26">Status de la justification</text:p>
          </table:table-cell>
          <table:table-cell table:style-name="Data-dictionary.A1" office:value-type="string">
            <text:p text:style-name="P26">VARCHAR</text:p>
          </table:table-cell>
          <table:table-cell table:style-name="Data-dictionary.A1" office:value-type="string">
            <text:p text:style-name="P26">20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26">Validée, Rejetée, En attente</text:p>
          </table:table-cell>
        </table:table-row>
        <table:table-row table:style-name="Data-dictionary.45">
          <table:table-cell table:style-name="Data-dictionary.A1" table:number-columns-spanned="6" office:value-type="string">
            <text:p text:style-name="P20"><text:span text:style-name="T29">C</text:span>ohorte_utilisateu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ata-dictionary.A1" office:value-type="string">
            <text:p text:style-name="P28">id_cohorte</text:p>
          </table:table-cell>
          <table:table-cell table:style-name="Data-dictionary.A1" office:value-type="string">
            <text:p text:style-name="P28">Identifiant de la cohorte </text:p>
          </table:table-cell>
          <table:table-cell table:style-name="Data-dictionary.A1" office:value-type="string">
            <text:p text:style-name="P28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28">FK</text:p>
          </table:table-cell>
          <table:table-cell table:style-name="Data-dictionary.A1" office:value-type="string">
            <text:p text:style-name="P25">R<text:span text:style-name="T6">éférence à </text:span><text:span text:style-name="T5">l</text:span><text:span text:style-name="T2">a </text:span><text:span text:style-name="T8">cohorte</text:span></text:p>
          </table:table-cell>
        </table:table-row>
        <table:table-row>
          <table:table-cell table:style-name="Data-dictionary.A1" office:value-type="string">
            <text:p text:style-name="P28">id_utilisateur</text:p>
          </table:table-cell>
          <table:table-cell table:style-name="Data-dictionary.A1" office:value-type="string">
            <text:p text:style-name="P28">Identifiant de l’utilisateur</text:p>
          </table:table-cell>
          <table:table-cell table:style-name="Data-dictionary.A1" office:value-type="string">
            <text:p text:style-name="P28">INT</text:p>
          </table:table-cell>
          <table:table-cell table:style-name="Data-dictionary.A1" office:value-type="string">
            <text:p text:style-name="P9"/>
          </table:table-cell>
          <table:table-cell table:style-name="Data-dictionary.A1" office:value-type="string">
            <text:p text:style-name="P28">FK</text:p>
          </table:table-cell>
          <table:table-cell table:style-name="Data-dictionary.A1" office:value-type="string">
            <text:p text:style-name="P25">R<text:span text:style-name="T6">éférence à </text:span><text:span text:style-name="T5">l’</text:span><text:span text:style-name="T8">utilisateur</text:span></text:p>
          </table:table-cell>
        </table:table-row>
        <table:table-row>
          <table:table-cell table:style-name="Data-dictionary.A1" office:value-type="string">
            <text:p text:style-name="P6"/>
          </table:table-cell>
          <table:table-cell table:style-name="Data-dictionary.A1" office:value-type="string">
            <text:p text:style-name="P6"/>
          </table:table-cell>
          <table:table-cell table:style-name="Data-dictionary.A1" office:value-type="string">
            <text:p text:style-name="P6"/>
          </table:table-cell>
          <table:table-cell table:style-name="Data-dictionary.A1" office:value-type="string">
            <text:p text:style-name="P6"/>
          </table:table-cell>
          <table:table-cell table:style-name="Data-dictionary.A1" office:value-type="string">
            <text:p text:style-name="P6"/>
          </table:table-cell>
          <table:table-cell table:style-name="Data-dictionary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tillium Web" svg:font-family="'Titillium We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3:57:31.908000329</meta:creation-date>
    <dc:date>2025-03-11T16:04:40.447464999</dc:date>
    <meta:editing-duration>PT55S</meta:editing-duration>
    <meta:editing-cycles>1</meta:editing-cycles>
    <meta:document-statistic meta:table-count="1" meta:image-count="0" meta:object-count="0" meta:page-count="3" meta:paragraph-count="177" meta:word-count="363" meta:character-count="2541" meta:non-whitespace-character-count="2344"/>
    <meta:generator>LibreOffice/7.3.7.2$Linux_X86_64 LibreOffice_project/30$Build-2</meta:generator>
  </office:meta>
</office:document-meta>
</file>